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enlo" svg:font-family="Menlo, monospace"/>
    <style:font-face style:name="arial" svg:font-family="arial, sans-serif"/>
    <style:font-face style:name="Monaco" svg:font-family="Monaco" style:font-adornments="標準" style:font-pitch="variable"/>
    <style:font-face style:name="メイリオ1" svg:font-family="メイリオ" style:font-adornments="標準" style:font-pitch="variable"/>
    <style:font-face style:name="メイリオ" svg:font-family="メイリオ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メイリオ" fo:font-size="13pt" fo:font-style="normal" fo:font-weight="bold" officeooo:rsid="000f9db4" officeooo:paragraph-rsid="000c8cfc" style:font-name-asian="メイリオ" style:font-size-asian="13pt" style:language-asian="ja" style:country-asian="JP" style:font-style-asian="normal" style:font-weight-asian="bold" style:font-size-complex="13pt" style:font-style-complex="normal" style:font-weight-complex="bold"/>
    </style:style>
    <style:style style:name="P2" style:family="paragraph" style:parent-style-name="Standard">
      <style:paragraph-properties fo:line-height="0.388cm" fo:text-align="start" style:justify-single-word="false"/>
      <style:text-properties style:font-name="メイリオ" fo:font-size="10.5pt" fo:font-style="normal" fo:font-weight="bold" officeooo:rsid="000f9db4" officeooo:paragraph-rsid="000c8cfc" style:font-name-asian="メイリオ" style:font-size-asian="10.5pt" style:language-asian="ja" style:country-asian="JP" style:font-style-asian="normal" style:font-weight-asian="bold" style:font-size-complex="10.5pt" style:font-style-complex="normal" style:font-weight-complex="bold"/>
    </style:style>
    <style:style style:name="P3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bold" officeooo:rsid="000f9db4" officeooo:paragraph-rsid="000c8cfc" style:font-name-asian="メイリオ" style:font-size-asian="9pt" style:language-asian="ja" style:country-asian="JP" style:font-style-asian="normal" style:font-weight-asian="bold" style:font-size-complex="9pt" style:font-style-complex="normal" style:font-weight-complex="bold"/>
    </style:style>
    <style:style style:name="P4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0f9db4" officeooo:paragraph-rsid="000c8cf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" style:family="paragraph" style:parent-style-name="Standard">
      <style:paragraph-properties fo:line-height="0.388cm" fo:text-align="start" style:justify-single-word="false"/>
      <style:text-properties style:font-name="メイリオ" fo:font-size="9pt" fo:font-weight="normal" officeooo:paragraph-rsid="00104869" style:font-name-asian="メイリオ" style:font-size-asian="9pt" style:language-asian="ja" style:country-asian="JP" style:font-weight-asian="normal" style:font-size-complex="9pt" style:font-weight-complex="normal"/>
    </style:style>
    <style:style style:name="P6" style:family="paragraph" style:parent-style-name="Standard">
      <style:paragraph-properties fo:line-height="0.388cm" fo:text-align="start" style:justify-single-word="false"/>
      <style:text-properties style:font-name="メイリオ" fo:font-size="9pt" fo:font-weight="normal" officeooo:paragraph-rsid="000c8cfc" style:font-name-asian="メイリオ" style:font-size-asian="9pt" style:language-asian="ja" style:country-asian="JP" style:font-weight-asian="normal" style:font-size-complex="9pt" style:font-weight-complex="normal"/>
    </style:style>
    <style:style style:name="P7" style:family="paragraph" style:parent-style-name="Standard">
      <style:paragraph-properties fo:line-height="0.388cm" fo:text-align="start" style:justify-single-word="false"/>
      <style:text-properties style:font-name="メイリオ" fo:font-size="9pt" fo:font-weight="normal" officeooo:paragraph-rsid="001192c4" style:font-name-asian="メイリオ" style:font-size-asian="9pt" style:language-asian="ja" style:country-asian="JP" style:font-weight-asian="normal" style:font-size-complex="9pt" style:font-weight-complex="normal"/>
    </style:style>
    <style:style style:name="P8" style:family="paragraph" style:parent-style-name="Standard">
      <style:paragraph-properties fo:line-height="0.388cm" fo:text-align="start" style:justify-single-word="false"/>
      <style:text-properties style:font-name="メイリオ" fo:font-size="9pt" fo:font-weight="normal" officeooo:paragraph-rsid="00150049" style:font-name-asian="メイリオ" style:font-size-asian="9pt" style:language-asian="ja" style:country-asian="JP" style:font-weight-asian="normal" style:font-size-complex="9pt" style:font-weight-complex="normal"/>
    </style:style>
    <style:style style:name="P9" style:family="paragraph" style:parent-style-name="Standard">
      <style:paragraph-properties fo:line-height="0.388cm" fo:text-align="start" style:justify-single-word="false"/>
      <style:text-properties style:font-name="メイリオ" fo:font-size="9pt" fo:font-weight="normal" officeooo:rsid="00150049" officeooo:paragraph-rsid="00150049" style:font-name-asian="メイリオ" style:font-size-asian="9pt" style:language-asian="ja" style:country-asian="JP" style:font-weight-asian="normal" style:font-size-complex="9pt" style:font-weight-complex="normal"/>
    </style:style>
    <style:style style:name="P10" style:family="paragraph" style:parent-style-name="Standard">
      <style:paragraph-properties fo:line-height="0.388cm" fo:text-align="start" style:justify-single-word="false"/>
      <style:text-properties style:font-name="メイリオ" fo:font-size="9pt" fo:font-weight="normal" officeooo:rsid="00150049" officeooo:paragraph-rsid="00163c11" style:font-name-asian="メイリオ" style:font-size-asian="9pt" style:language-asian="ja" style:country-asian="JP" style:font-weight-asian="normal" style:font-size-complex="9pt" style:font-weight-complex="normal"/>
    </style:style>
    <style:style style:name="P11" style:family="paragraph" style:parent-style-name="Standard">
      <style:paragraph-properties fo:line-height="0.388cm" fo:text-align="start" style:justify-single-word="false"/>
      <style:text-properties style:font-name="メイリオ" fo:font-size="9pt" fo:font-weight="normal" officeooo:rsid="00150049" officeooo:paragraph-rsid="0016506d" style:font-name-asian="メイリオ" style:font-size-asian="9pt" style:language-asian="ja" style:country-asian="JP" style:font-weight-asian="normal" style:font-size-complex="9pt" style:font-weight-complex="normal"/>
    </style:style>
    <style:style style:name="P12" style:family="paragraph" style:parent-style-name="Standard">
      <style:paragraph-properties fo:line-height="0.388cm" fo:text-align="start" style:justify-single-word="false"/>
      <style:text-properties style:font-name="メイリオ" fo:font-size="9pt" fo:font-weight="normal" officeooo:rsid="0016506d" officeooo:paragraph-rsid="0016506d" style:font-name-asian="メイリオ" style:font-size-asian="9pt" style:language-asian="ja" style:country-asian="JP" style:font-weight-asian="normal" style:font-size-complex="9pt" style:font-weight-complex="normal"/>
    </style:style>
    <style:style style:name="P13" style:family="paragraph" style:parent-style-name="Standard">
      <style:paragraph-properties fo:line-height="0.388cm" fo:text-align="start" style:justify-single-word="false"/>
      <style:text-properties style:font-name="メイリオ" fo:font-size="9pt" fo:font-weight="normal" officeooo:rsid="00182f9d" officeooo:paragraph-rsid="00182f9d" style:font-name-asian="メイリオ" style:font-size-asian="9pt" style:language-asian="ja" style:country-asian="JP" style:font-weight-asian="normal" style:font-size-complex="9pt" style:font-weight-complex="normal"/>
    </style:style>
    <style:style style:name="P14" style:family="paragraph" style:parent-style-name="Standard">
      <style:paragraph-properties fo:line-height="0.388cm" fo:text-align="start" style:justify-single-word="false"/>
      <style:text-properties style:font-name="メイリオ" fo:font-size="9pt" fo:font-weight="normal" officeooo:rsid="00182f9d" officeooo:paragraph-rsid="0019b8cf" style:font-name-asian="メイリオ" style:font-size-asian="9pt" style:language-asian="ja" style:country-asian="JP" style:font-weight-asian="normal" style:font-size-complex="9pt" style:font-weight-complex="normal"/>
    </style:style>
    <style:style style:name="P15" style:family="paragraph" style:parent-style-name="Standard">
      <style:paragraph-properties fo:line-height="100%" fo:text-align="center" style:justify-single-word="false"/>
      <style:text-properties style:font-name="メイリオ" fo:font-size="10.25pt" fo:font-style="normal" fo:font-weight="bold" officeooo:rsid="000f9db4" officeooo:paragraph-rsid="000c8cfc" style:font-name-asian="メイリオ" style:font-size-asian="9pt" style:language-asian="ja" style:country-asian="JP" style:font-style-asian="normal" style:font-weight-asian="bold" style:font-size-complex="10.25pt" style:font-style-complex="normal" style:font-weight-complex="bold"/>
    </style:style>
    <style:style style:name="P16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0f9db4" officeooo:paragraph-rsid="0019f6ff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7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0f9db4" officeooo:paragraph-rsid="001a2595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8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0f9db4" officeooo:paragraph-rsid="000c8cf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9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0f9db4" officeooo:paragraph-rsid="0010486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20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0f9db4" officeooo:paragraph-rsid="001bcfc2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21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bold" officeooo:rsid="000f9db4" officeooo:paragraph-rsid="000c8cfc" style:font-name-asian="メイリオ" style:font-size-asian="9pt" style:language-asian="ja" style:country-asian="JP" style:font-style-asian="normal" style:font-weight-asian="bold" style:font-size-complex="9pt" style:font-style-complex="normal" style:font-weight-complex="bold"/>
    </style:style>
    <style:style style:name="P22" style:family="paragraph" style:parent-style-name="Standard">
      <style:paragraph-properties fo:line-height="0.388cm" fo:text-align="start" style:justify-single-word="false"/>
      <style:text-properties style:font-name="メイリオ" fo:font-size="9pt" fo:font-weight="normal" officeooo:paragraph-rsid="0021b9fe" style:font-name-asian="メイリオ" style:font-size-asian="9pt" style:language-asian="ja" style:country-asian="JP" style:font-weight-asian="normal" style:font-size-complex="9pt" style:font-weight-complex="normal"/>
    </style:style>
    <style:style style:name="P23" style:family="paragraph" style:parent-style-name="Standard">
      <style:paragraph-properties fo:line-height="0.388cm" fo:text-align="start" style:justify-single-word="false"/>
      <style:text-properties style:font-name="メイリオ" fo:font-size="9pt" fo:font-weight="normal" officeooo:paragraph-rsid="0022ce6a" style:font-name-asian="メイリオ" style:font-size-asian="9pt" style:language-asian="ja" style:country-asian="JP" style:font-weight-asian="normal" style:font-size-complex="9pt" style:font-weight-complex="normal"/>
    </style:style>
    <style:style style:name="P24" style:family="paragraph" style:parent-style-name="Standard">
      <style:paragraph-properties fo:line-height="0.388cm" fo:text-align="start" style:justify-single-word="false"/>
      <style:text-properties style:font-name="メイリオ" fo:font-size="9pt" fo:font-weight="normal" officeooo:paragraph-rsid="0023f4e7" style:font-name-asian="メイリオ" style:font-size-asian="9pt" style:language-asian="ja" style:country-asian="JP" style:font-weight-asian="normal" style:font-size-complex="9pt" style:font-weight-complex="normal"/>
    </style:style>
    <style:style style:name="P25" style:family="paragraph" style:parent-style-name="Standard">
      <style:paragraph-properties fo:line-height="0.388cm" fo:text-align="start" style:justify-single-word="false"/>
      <style:text-properties style:font-name="メイリオ" fo:font-size="9pt" fo:font-weight="normal" officeooo:paragraph-rsid="0026d9a1" style:font-name-asian="メイリオ" style:font-size-asian="9pt" style:language-asian="ja" style:country-asian="JP" style:font-weight-asian="normal" style:font-size-complex="9pt" style:font-weight-complex="normal"/>
    </style:style>
    <style:style style:name="P26" style:family="paragraph" style:parent-style-name="Standard">
      <style:text-properties style:font-name="メイリオ" fo:font-size="9pt" fo:font-weight="normal" officeooo:paragraph-rsid="0022ce6a" style:font-name-asian="メイリオ" style:font-size-asian="9pt" style:language-asian="ja" style:country-asian="JP" style:font-weight-asian="normal" style:font-size-complex="9pt" style:font-weight-complex="normal"/>
    </style:style>
    <style:style style:name="P27" style:family="paragraph" style:parent-style-name="Standard">
      <style:paragraph-properties fo:line-height="0.388cm" fo:text-align="start" style:justify-single-word="false"/>
      <style:text-properties officeooo:paragraph-rsid="001cda9d"/>
    </style:style>
    <style:style style:name="P28" style:family="paragraph" style:parent-style-name="Standard">
      <style:paragraph-properties fo:line-height="0.388cm" fo:text-align="start" style:justify-single-word="false"/>
      <style:text-properties officeooo:paragraph-rsid="001ce796"/>
    </style:style>
    <style:style style:name="P29" style:family="paragraph" style:parent-style-name="Standard">
      <style:paragraph-properties fo:line-height="0.388cm" fo:text-align="start" style:justify-single-word="false"/>
      <style:text-properties officeooo:paragraph-rsid="001cf2d5"/>
    </style:style>
    <style:style style:name="P30" style:family="paragraph" style:parent-style-name="Standard">
      <style:paragraph-properties fo:line-height="0.388cm" fo:text-align="start" style:justify-single-word="false"/>
      <style:text-properties officeooo:paragraph-rsid="0022ce6a"/>
    </style:style>
    <style:style style:name="P31" style:family="paragraph" style:parent-style-name="Standard">
      <style:paragraph-properties fo:line-height="0.388cm" fo:text-align="start" style:justify-single-word="false"/>
      <style:text-properties officeooo:paragraph-rsid="0023f4e7"/>
    </style:style>
    <style:style style:name="P32" style:family="paragraph" style:parent-style-name="Standard">
      <style:text-properties officeooo:paragraph-rsid="001cda9d" style:language-asian="ja" style:country-asian="JP"/>
    </style:style>
    <style:style style:name="P33" style:family="paragraph" style:parent-style-name="Standard">
      <style:text-properties officeooo:paragraph-rsid="001cf2d5" style:language-asian="ja" style:country-asian="JP"/>
    </style:style>
    <style:style style:name="P34" style:family="paragraph" style:parent-style-name="Standard">
      <style:text-properties officeooo:paragraph-rsid="0022ce6a" style:language-asian="ja" style:country-asian="JP"/>
    </style:style>
    <style:style style:name="P35" style:family="paragraph" style:parent-style-name="Standard">
      <style:text-properties officeooo:paragraph-rsid="0023f4e7" style:language-asian="ja" style:country-asian="JP"/>
    </style:style>
    <style:style style:name="P36" style:family="paragraph" style:parent-style-name="Standard">
      <style:text-properties officeooo:paragraph-rsid="0026d9a1" style:language-asian="ja" style:country-asian="JP"/>
    </style:style>
    <style:style style:name="P37" style:family="paragraph" style:parent-style-name="Standard">
      <style:text-properties officeooo:paragraph-rsid="001cda9d"/>
    </style:style>
    <style:style style:name="P38" style:family="paragraph" style:parent-style-name="Standard">
      <style:text-properties officeooo:paragraph-rsid="001cf2d5"/>
    </style:style>
    <style:style style:name="P39" style:family="paragraph" style:parent-style-name="Standard">
      <style:text-properties officeooo:paragraph-rsid="001e1403"/>
    </style:style>
    <style:style style:name="P40" style:family="paragraph" style:parent-style-name="Standard">
      <style:text-properties officeooo:paragraph-rsid="001f9616"/>
    </style:style>
    <style:style style:name="P41" style:family="paragraph" style:parent-style-name="Standard">
      <style:text-properties officeooo:paragraph-rsid="0023f4e7"/>
    </style:style>
    <style:style style:name="P42" style:family="paragraph" style:parent-style-name="Standard">
      <style:text-properties officeooo:paragraph-rsid="0026d9a1"/>
    </style:style>
    <style:style style:name="P43" style:family="paragraph">
      <style:text-properties style:language-asian="ja" style:country-asian="JP"/>
    </style:style>
    <style:style style:name="P44" style:family="paragraph">
      <style:text-properties officeooo:paragraph-rsid="0021b9fe" style:language-asian="ja" style:country-asian="JP"/>
    </style:style>
    <style:style style:name="P45" style:family="paragraph" style:parent-style-name="Standard">
      <style:paragraph-properties fo:line-height="0.388cm" fo:text-align="start" style:justify-single-word="false" fo:break-before="page"/>
      <style:text-properties officeooo:paragraph-rsid="0022ce6a"/>
    </style:style>
    <style:style style:name="T1" style:family="text">
      <style:text-properties officeooo:rsid="000c8cfc"/>
    </style:style>
    <style:style style:name="T2" style:family="text">
      <style:text-properties fo:font-variant="normal" fo:text-transform="none" fo:color="#222222" style:font-name="Menlo" fo:font-size="6.94999980926514pt" fo:letter-spacing="normal" fo:font-style="normal" fo:font-weight="normal"/>
    </style:style>
    <style:style style:name="T3" style:family="text">
      <style:text-properties fo:font-variant="normal" fo:text-transform="none" fo:color="#222222" style:font-name="Menlo" fo:font-size="6.94999980926514pt" fo:letter-spacing="normal" fo:font-style="normal" fo:font-weight="normal" style:language-asian="ja" style:country-asian="JP"/>
    </style:style>
    <style:style style:name="T4" style:family="text">
      <style:text-properties fo:font-variant="normal" fo:text-transform="none" fo:color="#222222" style:font-name="Menlo" fo:font-size="6.94999980926514pt" fo:letter-spacing="normal" fo:font-style="normal" fo:font-weight="normal" style:font-name-asian="メイリオ" style:font-size-asian="9pt" style:language-asian="ja" style:country-asian="JP" style:font-weight-asian="normal" style:font-size-complex="9pt" style:font-weight-complex="normal"/>
    </style:style>
    <style:style style:name="T5" style:family="text">
      <style:text-properties fo:font-variant="normal" fo:text-transform="none" fo:color="#222222" style:font-name="メイリオ" fo:font-size="9pt" fo:letter-spacing="normal" fo:font-style="normal" fo:font-weight="normal" style:font-name-asian="メイリオ" style:font-size-asian="9pt" style:language-asian="ja" style:country-asian="JP" style:font-weight-asian="normal" style:font-size-complex="9pt" style:font-weight-complex="normal"/>
    </style:style>
    <style:style style:name="T6" style:family="text">
      <style:text-properties style:font-name="メイリオ" fo:font-size="9pt" fo:font-style="normal" fo:font-weight="normal" officeooo:rsid="000f9db4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T7" style:family="text">
      <style:text-properties style:font-name="メイリオ" fo:font-size="9pt" fo:font-style="normal" fo:font-weight="normal" officeooo:rsid="0010486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T8" style:family="text">
      <style:text-properties style:font-name="メイリオ" fo:font-size="9pt" fo:font-style="normal" fo:font-weight="normal" officeooo:rsid="00104869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style:font-name="メイリオ" fo:font-size="9pt" fo:font-weight="normal" style:font-name-asian="メイリオ" style:font-size-asian="9pt" style:language-asian="ja" style:country-asian="JP" style:font-weight-asian="normal" style:font-size-complex="9pt" style:font-weight-complex="normal"/>
    </style:style>
    <style:style style:name="T10" style:family="text">
      <style:text-properties style:font-name="メイリオ" fo:font-size="9pt" fo:font-weight="normal" officeooo:rsid="0021b9fe" style:font-name-asian="メイリオ" style:font-size-asian="9pt" style:language-asian="ja" style:country-asian="JP" style:font-weight-asian="normal" style:font-size-complex="9pt" style:font-weight-complex="normal"/>
    </style:style>
    <style:style style:name="T11" style:family="text">
      <style:text-properties style:font-name="メイリオ" fo:font-size="9pt" fo:font-weight="normal" officeooo:rsid="0023f4e7" style:font-name-asian="メイリオ" style:font-size-asian="9pt" style:language-asian="ja" style:country-asian="JP" style:font-weight-asian="normal" style:font-size-complex="9pt" style:font-weight-complex="normal"/>
    </style:style>
    <style:style style:name="T12" style:family="text">
      <style:text-properties officeooo:rsid="00104869"/>
    </style:style>
    <style:style style:name="T13" style:family="text">
      <style:text-properties officeooo:rsid="001192c4"/>
    </style:style>
    <style:style style:name="T14" style:family="text">
      <style:text-properties officeooo:rsid="00148593"/>
    </style:style>
    <style:style style:name="T15" style:family="text">
      <style:text-properties officeooo:rsid="00150049"/>
    </style:style>
    <style:style style:name="T16" style:family="text">
      <style:text-properties officeooo:rsid="00163c11"/>
    </style:style>
    <style:style style:name="T17" style:family="text">
      <style:text-properties officeooo:rsid="0016506d"/>
    </style:style>
    <style:style style:name="T18" style:family="text">
      <style:text-properties officeooo:rsid="0019b8cf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a2595" style:font-weight-asian="normal" style:font-weight-complex="normal"/>
    </style:style>
    <style:style style:name="T21" style:family="text">
      <style:text-properties officeooo:rsid="001b04af"/>
    </style:style>
    <style:style style:name="T22" style:family="text">
      <style:text-properties officeooo:rsid="001bcfc2"/>
    </style:style>
    <style:style style:name="T23" style:family="text">
      <style:text-properties officeooo:rsid="001cda9d"/>
    </style:style>
    <style:style style:name="T24" style:family="text">
      <style:text-properties style:language-asian="ja" style:country-asian="JP"/>
    </style:style>
    <style:style style:name="T25" style:family="text">
      <style:text-properties officeooo:rsid="001cf2d5"/>
    </style:style>
    <style:style style:name="T26" style:family="text">
      <style:text-properties officeooo:rsid="001e1403"/>
    </style:style>
    <style:style style:name="T27" style:family="text">
      <style:text-properties officeooo:rsid="0021b9fe"/>
    </style:style>
    <style:style style:name="T28" style:family="text">
      <style:text-properties fo:color="#2a00ff" style:font-name="Monaco" fo:font-size="11pt" fo:font-style="italic" fo:background-color="#e8f2fe" loext:char-shading-value="0" style:font-size-asian="11pt" style:font-style-asian="italic"/>
    </style:style>
    <style:style style:name="T29" style:family="text">
      <style:text-properties officeooo:rsid="0023f4e7"/>
    </style:style>
    <style:style style:name="T30" style:family="text">
      <style:text-properties officeooo:rsid="0026d9a1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スタイルシートツリー構造設計書</text:p>
      <text:p text:style-name="P15"/>
      <text:p text:style-name="P2">１．スタイルシートツリー構造概要</text:p>
      <text:p text:style-name="P2"/>
      <text:p text:style-name="P3">ａ）ツリー構造</text:p>
      <text:p text:style-name="P3">　<text:span text:style-name="T19">①基本の構造</text:span></text:p>
      <text:p text:style-name="P3"><text:span text:style-name="T20"><text:tab/>body</text:span></text:p>
      <text:p text:style-name="P17"><text:span text:style-name="T12"><text:tab/><text:tab/>+--#container</text:span></text:p>
      <text:p text:style-name="P16"><text:tab/><text:tab/><text:tab/><text:span text:style-name="T1">+--.page</text:span></text:p>
      <text:p text:style-name="P16"><text:tab/><text:tab/><text:tab/><text:tab/><text:span text:style-name="T1">+--.main</text:span></text:p>
      <text:p text:style-name="P16"><text:tab/><text:tab/><text:tab/><text:tab/><text:tab/><text:span text:style-name="T1">+--.figs</text:span></text:p>
      <text:p text:style-name="P4">　②ヘッダー<text:span text:style-name="T21">(トップページを除く各画面タイトル)</text:span></text:p>
      <text:p text:style-name="P19"><text:tab/><text:span text:style-name="T22">#header</text:span></text:p>
      <text:p text:style-name="P20"><text:tab/><text:tab/><text:span text:style-name="T1">+-- #header &gt; div</text:span></text:p>
      <text:p text:style-name="P20"><text:tab/><text:tab/><text:span text:style-name="T1">+-- #header-title</text:span></text:p>
      <text:p text:style-name="P20"><text:tab/><text:tab/><text:tab/><text:span text:style-name="T1">+--# header h1</text:span></text:p>
      <text:p text:style-name="P20"><text:tab/><text:tab/><text:span text:style-name="T1">+-- #header-buttons</text:span></text:p>
      <text:p text:style-name="P20"><text:tab/><text:tab/><text:tab/><text:span text:style-name="T1">+-- header-buttons .close-button</text:span></text:p>
      <text:p text:style-name="P20"><text:tab/><text:tab/><text:tab/><text:span text:style-name="T1">+-- header-buttons .setting-button</text:span></text:p>
      <text:p text:style-name="P4"/>
      <text:p text:style-name="P4">　③トップページ</text:p>
      <text:p text:style-name="P4"><text:tab/>.<text:span text:style-name="T23">figs</text:span></text:p>
      <text:p text:style-name="P4"><text:tab/><text:tab/><text:span text:style-name="T1">+-- #fig1 h1</text:span></text:p>
      <text:p text:style-name="P4"><text:tab/><text:tab/><text:span text:style-name="T12">+-- .guides a:hover</text:span></text:p>
      <text:p text:style-name="P32"><text:tab/><text:tab/><text:span text:style-name="T8">+-- </text:span>.fig1_buttons.first</text:p>
      <text:p text:style-name="P32"><text:tab/><text:tab/><text:span text:style-name="T8">+-- </text:span>.fig1_buttons</text:p>
      <text:p text:style-name="P28"><text:span text:style-name="T6"><text:tab/><text:tab/><text:tab/></text:span><text:span text:style-name="T7">+-- </text:span>.top_page_button</text:p>
      <text:p text:style-name="P27"><text:span text:style-name="T6"><text:tab/><text:tab/><text:tab/></text:span><text:span text:style-name="T7">+-- </text:span>.fig1_buttons button.left.top_page_button</text:p>
      <text:p text:style-name="P37"><text:tab/><text:tab/><text:tab/><text:span text:style-name="T7">+-- </text:span>.fig1_buttons .right.top_page_button</text:p>
      <text:p text:style-name="P32"><text:tab/><text:tab/><text:tab/><text:span text:style-name="T8">+-- </text:span>button.button.ui-button.top_page_button, div.top_page_button</text:p>
      <text:p text:style-name="P33"><text:tab/><text:tab/><text:tab/><text:tab/><text:span text:style-name="T8">+-- </text:span>div#fig1 div.half_buttons button</text:p>
      <text:p text:style-name="P5">　④タブ</text:p>
      <text:p text:style-name="P5"><text:tab/>.<text:span text:style-name="T25">figs</text:span></text:p>
      <text:p text:style-name="P29"><text:span text:style-name="T9"><text:tab/><text:tab/>+-- </text:span>#tab-container</text:p>
      <text:p text:style-name="P38"><text:tab/><text:tab/><text:tab/><text:span text:style-name="T9">+-- </text:span>#tab-container ul</text:p>
      <text:p text:style-name="P38"><text:tab/><text:tab/><text:tab/><text:tab/><text:span text:style-name="T9">+-- </text:span>#tab-container ul li</text:p>
      <text:p text:style-name="P38"><text:tab/><text:tab/><text:tab/><text:tab/><text:span text:style-name="T9">+-- </text:span>#tab-container ul li.active</text:p>
      <text:p text:style-name="P38"><text:tab/><text:tab/><text:tab/><text:tab/><text:tab/><text:span text:style-name="T9">+-- </text:span>#tab-container ul li a</text:p>
      <text:p text:style-name="P38"><text:tab/><text:tab/><text:tab/><text:tab/><text:tab/><text:span text:style-name="T9">+-- </text:span>#tab-container ul li a.active</text:p>
      <text:p text:style-name="P38"><text:tab/><text:tab/><text:tab/><text:span text:style-name="T9">+-- </text:span>.panel-container</text:p>
      <text:p text:style-name="P38"><text:tab/><text:tab/><text:tab/><text:tab/><text:span text:style-name="T9">+-- </text:span>.panel-container &gt; *</text:p>
      <text:p text:style-name="P5"/>
      <text:p text:style-name="P5">　⑤各画面基本構造</text:p>
      <text:p text:style-name="P5"><text:tab/><text:span text:style-name="T12">.figs</text:span></text:p>
      <text:p text:style-name="Standard"><text:span text:style-name="T24"><text:tab/><text:tab/>+-- .</text:span>parallel-text</text:p>
      <text:p text:style-name="Standard"><text:span text:style-name="T24"><text:tab/><text:tab/>+-- </text:span>.parallel-text.left</text:p>
      <text:p text:style-name="Standard"><text:span text:style-name="T24"><text:tab/><text:tab/>+-- </text:span>.parallel-text.right</text:p>
      <text:p text:style-name="P39"><text:tab/><text:tab/><text:span text:style-name="T24">+-- </text:span>.line</text:p>
      <text:p text:style-name="P39"><text:tab/><text:tab/><text:span text:style-name="T24">+-- </text:span>.<text:span text:style-name="T26">a_</text:span>line</text:p>
      <text:p text:style-name="Standard"><text:tab/><text:tab/><text:span text:style-name="T24">+-- </text:span>.half_line</text:p>
      <text:p text:style-name="Standard"><text:tab/><text:tab/><text:span text:style-name="T24">+-- </text:span>.edit_buttons</text:p>
      <text:p text:style-name="Standard"><text:tab/><text:tab/><text:span text:style-name="T24">+-- </text:span>.before_list_line</text:p>
      <text:p text:style-name="Standard"><text:tab/><text:tab/><text:span text:style-name="T24">+-- </text:span>.wrap-list</text:p>
      <text:p text:style-name="P40"><text:tab/><text:tab/><text:span text:style-name="T24">+-- </text:span>.line.edit_buttons</text:p>
      <text:p text:style-name="Standard"><text:tab/><text:tab/><text:span text:style-name="T24">+-- </text:span>hr.content-border</text:p>
      <text:p text:style-name="Standard"><text:tab/><text:tab/><text:span text:style-name="T24">+-- </text:span>hr.content-border.invisible</text:p>
      <text:p text:style-name="P40"><text:tab/><text:tab/><text:span text:style-name="T24">+-- </text:span>#tab-container</text:p>
      <text:p text:style-name="Standard"/>
      <text:p text:style-name="P45"><text:span text:style-name="T9">　⑥段組みレイアウトのテキストボックス</text:span></text:p>
      <text:p text:style-name="P23"><text:tab/><text:span text:style-name="T27">.parallel-text</text:span></text:p>
      <text:p text:style-name="P34"><text:tab/><text:tab/>+-- .parallel-text label</text:p>
      <text:p text:style-name="P34"><text:tab/><text:tab/>+-- .parallel-text input</text:p>
      <text:p text:style-name="P34"><text:tab/><text:tab/>+-- .parallel-text button.ui-button</text:p>
      <text:p text:style-name="P34"/>
      <text:p text:style-name="P30"><text:span text:style-name="T9">　⑦段組みレイアウトのコンボボックス</text:span></text:p>
      <text:p text:style-name="P23"><text:tab/><text:span text:style-name="T27">.parallel-text</text:span></text:p>
      <text:p text:style-name="P23"><text:tab/><text:tab/>+-- .parallel-text label</text:p>
      <text:p text:style-name="P30"><text:span text:style-name="T4"><text:tab/><text:tab/></text:span><text:span text:style-name="T5">+-- </text:span><text:span text:style-name="T24">.custom-combobox</text:span></text:p>
      <text:p text:style-name="P30"><text:span text:style-name="T24"><text:tab/><text:tab/><text:tab/></text:span><text:span text:style-name="T5">+--</text:span><text:span text:style-name="T24"> </text:span>.parallel-text .custom-combobox input</text:p>
      <text:p text:style-name="P34"><text:tab/><text:tab/>+-- .parallel-text button.ui-button</text:p>
      <text:p text:style-name="P26"/>
      <text:p text:style-name="P24">　⑧段組みレイアウトの期間指定テキストボックス</text:p>
      <text:p text:style-name="P31"><text:span text:style-name="T9"><text:tab/></text:span><text:span text:style-name="T10">.parallel-text</text:span><text:span text:style-name="T11">(</text:span><text:span text:style-name="T24">.</text:span>two-tb<text:span text:style-name="T29">)</text:span></text:p>
      <text:p text:style-name="P35"><text:tab/><text:tab/>+-- .parallel-text label</text:p>
      <text:p text:style-name="P41"><text:span text:style-name="T24"><text:tab/><text:tab/>+-- .</text:span>filter-list-after</text:p>
      <text:p text:style-name="P41"><text:span text:style-name="T2"><text:tab/><text:tab/><text:tab/></text:span><text:span text:style-name="T24">+-- </text:span>.parallel-text.two-tb input.textbox_S</text:p>
      <text:p text:style-name="P41"><text:span text:style-name="T24"><text:tab/><text:tab/>+-- </text:span>.parallel-text button.ui-datepicker-trigger.ui-button</text:p>
      <text:p text:style-name="P41"><text:span text:style-name="T24"><text:tab/><text:tab/>+-- </text:span>.two-tb label.from-to</text:p>
      <text:p text:style-name="P41"><text:span text:style-name="T24"><text:tab/><text:tab/>+-- .</text:span>filter-list-<text:span text:style-name="T29">before</text:span></text:p>
      <text:p text:style-name="P41"><text:span text:style-name="T2"><text:tab/><text:tab/><text:tab/></text:span><text:span text:style-name="T24">+-- </text:span>.parallel-text.two-tb input.textbox_S</text:p>
      <text:p text:style-name="P41"><text:span text:style-name="T24"><text:tab/><text:tab/>+-- </text:span>.parallel-text button.ui-datepicker-trigger.ui-button</text:p>
      <text:p text:style-name="P24"/>
      <text:p text:style-name="P25">　⑨段組みレイアウトのプルダウンメニュー<text:span text:style-name="T30">(管理者画面 詳細タブ)</text:span></text:p>
      <text:p text:style-name="P25"><text:tab/><text:span text:style-name="T27">.parallel-text</text:span></text:p>
      <text:p text:style-name="P36"><text:tab/><text:tab/>+-- .parallel-text label</text:p>
      <text:p text:style-name="P42"><text:span text:style-name="T24"><text:tab/><text:tab/>+-- </text:span>#detail .parallel-text select</text:p>
      <text:p text:style-name="P25"/>
      <text:p text:style-name="P6">　⑩スマホ、コンテナー</text:p>
      <text:p text:style-name="P6"><text:tab/><text:span text:style-name="T12">#container</text:span></text:p>
      <text:p text:style-name="P6"/>
      <text:p text:style-name="P6">　⑪スマホ用、ページのデフォルトテキストサイズ</text:p>
      <text:p text:style-name="P6"><text:tab/><text:span text:style-name="T12">#container, pageTitle .summary</text:span></text:p>
      <text:p text:style-name="P6"/>
      <text:p text:style-name="P6">　⑫スマホ用、ヘッダー(トップメニュー)</text:p>
      <text:p text:style-name="P6"><text:tab/>.<text:span text:style-name="T12">header</text:span></text:p>
      <text:p text:style-name="P6"><text:tab/><text:tab/><text:span text:style-name="T12">+-- .guides</text:span></text:p>
      <text:p text:style-name="P6"><text:tab/><text:tab/><text:tab/><text:span text:style-name="T12">+-- .guide &gt; *</text:span></text:p>
      <text:p text:style-name="P6"><text:tab/><text:tab/><text:tab/><text:span text:style-name="T12">+-- .guideFASchool</text:span></text:p>
      <text:p text:style-name="P6"><text:tab/><text:tab/><text:tab/><text:span text:style-name="T12">+-- .guidTel</text:span></text:p>
      <text:p text:style-name="P6"><text:tab/><text:tab/><text:span text:style-name="T12">+-- .topMenu</text:span></text:p>
      <text:p text:style-name="P6"><text:tab/><text:tab/><text:tab/><text:span text:style-name="T12">+-- .topMenu li</text:span></text:p>
      <text:p text:style-name="P6"><text:tab/><text:tab/><text:tab/><text:tab/><text:span text:style-name="T12">+-- .topMenu p</text:span></text:p>
      <text:p text:style-name="P6"/>
      <text:p text:style-name="P6">　⑬スマホ用、フッター</text:p>
      <text:p text:style-name="P7"><text:tab/>footer</text:p>
      <text:p text:style-name="P7"><text:tab/><text:tab/><text:span text:style-name="T13">+-- </text:span>.<text:span text:style-name="T12">copyright</text:span></text:p>
      <text:p text:style-name="P5"/>
      <text:p text:style-name="P5">　⑭ページタイトル</text:p>
      <text:p text:style-name="P5"><text:tab/>.<text:span text:style-name="T13">pageTitle</text:span></text:p>
      <text:p text:style-name="P5"><text:tab/><text:tab/><text:span text:style-name="T14">+-- .titleArea</text:span></text:p>
      <text:p text:style-name="P5"><text:tab/><text:tab/><text:tab/><text:span text:style-name="T13">+-- </text:span>.<text:span text:style-name="T13">pageTitle img</text:span></text:p>
      <text:p text:style-name="P5"><text:tab/><text:tab/><text:tab/><text:span text:style-name="T13">+-- .pageTitle .title</text:span></text:p>
      <text:p text:style-name="P5"><text:tab/><text:tab/><text:span text:style-name="T13">+-- .pageTitle .summry</text:span></text:p>
      <text:p text:style-name="P5"/>
      <text:p text:style-name="P5">　⑮コース案内テーブル</text:p>
      <text:p text:style-name="P5"><text:tab/>.<text:span text:style-name="T13">courseGuide</text:span></text:p>
      <text:p text:style-name="P5"/>
      <text:p text:style-name="P6">　⑯テーブルレイアウト</text:p>
      <text:p text:style-name="P6"><text:tab/>.<text:span text:style-name="T13">guideTable</text:span></text:p>
      <text:p text:style-name="P6"><text:tab/><text:tab/><text:span text:style-name="T13">+--</text:span> .<text:span text:style-name="T13">guideTable .summary</text:span></text:p>
      <text:p text:style-name="P6"><text:soft-page-break/><text:tab/><text:tab/><text:span text:style-name="T13">+-- .guideTable th, guideTable td</text:span></text:p>
      <text:p text:style-name="P6"><text:soft-page-break/><text:tab/><text:tab/><text:span text:style-name="T13">+-- .guideTable th</text:span></text:p>
      <text:p text:style-name="P6"><text:tab/><text:tab/><text:tab/><text:span text:style-name="T13">+-- .price</text:span></text:p>
      <text:p text:style-name="P6"/>
      <text:p text:style-name="P6">　⑰レッスンスケジュールテーブル</text:p>
      <text:p text:style-name="P6"><text:tab/>.<text:span text:style-name="T13">lessonSchedule</text:span></text:p>
      <text:p text:style-name="P6"/>
      <text:p text:style-name="P6">　⑱箇条書きリスト</text:p>
      <text:p text:style-name="P7"><text:tab/><text:span text:style-name="T13">.itemList</text:span></text:p>
      <text:p text:style-name="P7"><text:tab/><text:tab/>+-- <text:span text:style-name="T13">.itemList .listTitle</text:span></text:p>
      <text:p text:style-name="P7"><text:tab/><text:tab/><text:span text:style-name="T13">+-- .itemList .listContent</text:span></text:p>
      <text:p text:style-name="P7"><text:tab/><text:tab/><text:tab/><text:span text:style-name="T13">+-- .itemList .listContent:before</text:span></text:p>
      <text:p text:style-name="P7"><text:tab/><text:tab/><text:tab/><text:span text:style-name="T13">+-- .memberRule .listContent:nth-last-of-type(1):befor</text:span></text:p>
      <text:p text:style-name="P6"/>
      <text:p text:style-name="P6">　⑲ご入会メリットなどの説明部分</text:p>
      <text:p text:style-name="P7"><text:tab/><text:span text:style-name="T13">.description</text:span></text:p>
      <text:p text:style-name="P7"><text:tab/><text:tab/><text:span text:style-name="T13">+-- .contentsTitleBack</text:span></text:p>
      <text:p text:style-name="P7"><text:tab/><text:tab/><text:tab/><text:span text:style-name="T13">+-- .contentsTitle</text:span></text:p>
      <text:p text:style-name="P7"><text:tab/><text:tab/><text:tab/><text:span text:style-name="T13">+-- .contentsTitleText</text:span></text:p>
      <text:p text:style-name="P7"><text:tab/><text:tab/><text:span text:style-name="T13">+-- <text:s/>.description .meritToExperience</text:span></text:p>
      <text:p text:style-name="P7"><text:tab/><text:tab/><text:tab/><text:span text:style-name="T13">+-- <text:s/>.description .meritToExperience:hover</text:span></text:p>
      <text:p text:style-name="P7"><text:tab/><text:tab/><text:span text:style-name="T13">+-- .description dt</text:span></text:p>
      <text:p text:style-name="P7"><text:tab/><text:tab/><text:span text:style-name="T13">+-- .description dt, .contentsBorder</text:span></text:p>
      <text:p text:style-name="P7"><text:tab/><text:tab/><text:span text:style-name="T13">+-- .description dd, .contentsBorderInText</text:span></text:p>
      <text:p text:style-name="P7">⑳フォトギャラリー</text:p>
      <text:p text:style-name="P7"><text:tab/><text:span text:style-name="T13">.footGallery</text:span></text:p>
      <text:p text:style-name="P7"><text:tab/><text:tab/><text:span text:style-name="T13">+-- .footGallery a</text:span></text:p>
      <text:p text:style-name="P7"><text:tab/><text:tab/><text:span text:style-name="T13">+-- .footGallery img</text:span></text:p>
      <text:p text:style-name="P7"><text:tab/><text:tab/><text:span text:style-name="T13">+-- .footGallery &gt; div</text:span></text:p>
      <text:p text:style-name="P7"><text:tab/><text:tab/><text:tab/><text:span text:style-name="T13">+-- #mixedContent .contentBox</text:span></text:p>
      <text:p text:style-name="P7"/>
      <text:p text:style-name="P7">㉑表示しないもの</text:p>
      <text:p text:style-name="P7"><text:tab/><text:span text:style-name="T13">.noneDisplay</text:span></text:p>
      <text:p text:style-name="P7"/>
      <text:p text:style-name="P7">㉒帯につけるフォント設定</text:p>
      <text:p text:style-name="P7"><text:tab/><text:span text:style-name="T13">.guideTable .summary, .itemList .listTitle, .contentsTitleText</text:span></text:p>
      <text:p text:style-name="P7"/>
      <text:p text:style-name="P7">㉓スマホ用ページタイトル</text:p>
      <text:p text:style-name="P8"><text:tab/><text:span text:style-name="T15">.pageTitle</text:span></text:p>
      <text:p text:style-name="P8"><text:tab/><text:tab/>+-- <text:span text:style-name="T15">.pageTitle img</text:span></text:p>
      <text:p text:style-name="P8"><text:tab/><text:tab/><text:span text:style-name="T15">+-- .pageTitle .title</text:span></text:p>
      <text:p text:style-name="P8"><text:tab/><text:tab/><text:span text:style-name="T15">+-- .pageTitle .summary</text:span></text:p>
      <text:p text:style-name="P8"/>
      <text:p text:style-name="P7">㉔スマホ用、テーブルのキャプションなどの帯部分</text:p>
      <text:p text:style-name="P8"><text:tab/><text:span text:style-name="T15">.guideTable .summary, .itemList .listTitle, .contentsTitleText</text:span></text:p>
      <text:p text:style-name="P8"/>
      <text:p text:style-name="P8">㉕スマホ用、コース案内テーブル</text:p>
      <text:p text:style-name="P8"><text:tab/>+-- <text:span text:style-name="T15">.courseGuide</text:span></text:p>
      <text:p text:style-name="P8"/>
      <text:p text:style-name="P9">㉖スマホ用、レッスンスケジュール</text:p>
      <text:p text:style-name="P9"><text:tab/>+-- .lessonSchedule</text:p>
      <text:p text:style-name="P9"><text:tab/><text:tab/>+-- .guideTable td,.guideTable th</text:p>
      <text:p text:style-name="P9"/>
      <text:p text:style-name="P9">㉗スマホ用箇条書きリスト</text:p>
      <text:p text:style-name="P9"><text:tab/>+-- .itemList</text:p>
      <text:p text:style-name="P9"><text:tab/><text:tab/>+-- .itemList .listTitle</text:p>
      <text:p text:style-name="P9"><text:tab/><text:tab/>+-- .itemList .listContent</text:p>
      <text:p text:style-name="P10"><text:tab/><text:tab/><text:tab/><text:span text:style-name="T16">+-- .itemList .listContent:before</text:span></text:p>
      <text:p text:style-name="P9"/>
      <text:p text:style-name="P9">㉘スマホ用、ご入会メリットなどの説明部分</text:p>
      <text:p text:style-name="P9"><text:tab/>+-- .description</text:p>
      <text:p text:style-name="P9"><text:tab/><text:tab/>+-- .description dt</text:p>
      <text:p text:style-name="P9"><text:tab/><text:tab/>+-- .description dd</text:p>
      <text:p text:style-name="P9"><text:tab/><text:tab/><text:tab/>+-- .contentsTitle img</text:p>
      <text:p text:style-name="P9"><text:tab/><text:tab/><text:tab/>+-- .contentsTitleBack .contentsTitle .contentsImgLeftL</text:p>
      <text:p text:style-name="P9"><text:tab/><text:tab/><text:tab/>+-- ..contentsImgRightR</text:p>
      <text:p text:style-name="P10"><text:tab/><text:tab/>+-- <text:span text:style-name="T16">.contentsTitle</text:span></text:p>
      <text:p text:style-name="P9"><text:tab/><text:tab/><text:tab/>+-- .contentsTitleText</text:p>
      <text:p text:style-name="P9"/>
      <text:p text:style-name="P9">㉙スマホ用、ギャラリー画像部分</text:p>
      <text:p text:style-name="P9"><text:tab/>+-- .footGallery</text:p>
      <text:p text:style-name="P9"/>
      <text:p text:style-name="P12">㉚スマホ用、トップページの設定</text:p>
      <text:p text:style-name="P12"><text:tab/>.flowerBackground</text:p>
      <text:p text:style-name="P12"><text:tab/><text:tab/>+-- .flowerImage</text:p>
      <text:p text:style-name="P12"/>
      <text:p text:style-name="P12">㉛アクセスページ、ページタイトル</text:p>
      <text:p text:style-name="P12"><text:tab/>.pageTitle</text:p>
      <text:p text:style-name="P12"><text:tab/><text:tab/>+-- .pageTitle .summary</text:p>
      <text:p text:style-name="P12"/>
      <text:p text:style-name="P12">㉜アクセス情報一覧</text:p>
      <text:p text:style-name="P12"><text:tab/>.accessInfo</text:p>
      <text:p text:style-name="P11"><text:tab/><text:tab/><text:span text:style-name="T17">+-- .accessInfo &gt; span</text:span></text:p>
      <text:p text:style-name="P11"><text:tab/><text:tab/><text:span text:style-name="T17">+-- .accessMap</text:span></text:p>
      <text:p text:style-name="P11"><text:tab/><text:tab/><text:tab/><text:span text:style-name="T17">+-- .baseMap</text:span></text:p>
      <text:p text:style-name="P11"/>
      <text:p text:style-name="P13">㉝スマホ用、アクセスページ、ページタイトル</text:p>
      <text:p text:style-name="P13"><text:tab/>.pageTitle .summary</text:p>
      <text:p text:style-name="P13"/>
      <text:p text:style-name="P13">㉞お問い合わせページ、地図</text:p>
      <text:p text:style-name="P13"><text:tab/>.accessInfo</text:p>
      <text:p text:style-name="P13"><text:tab/>.accessMap</text:p>
      <text:p text:style-name="P13"><text:tab/><text:tab/>+-- .baseMap</text:p>
      <text:p text:style-name="P13"/>
      <text:p text:style-name="P13">㉟お問い合わせページ入力フォーム</text:p>
      <text:p text:style-name="P13"><text:tab/>+-- .contactForm dl</text:p>
      <text:p text:style-name="P13"><text:tab/><text:tab/>+-- .contactForm dt</text:p>
      <text:p text:style-name="P13"><text:tab/><text:tab/>+-- .contactForm dd</text:p>
      <text:p text:style-name="P13"><text:tab/><text:tab/><text:tab/>+-- .formRuby</text:p>
      <text:p text:style-name="P13"><text:tab/><text:tab/><text:tab/>+- .contactForm .contentTextArea textarea</text:p>
      <text:p text:style-name="P13"><text:tab/><text:tab/><text:tab/>+-- .contactForm .submitButton</text:p>
      <text:p text:style-name="P13"><text:tab/><text:tab/><text:tab/><text:tab/>+-- .contactForm .submitButton:hover</text:p>
      <text:p text:style-name="P13"><text:tab/><text:tab/><text:tab/>+-- .contactForm input</text:p>
      <text:p text:style-name="P13"><text:tab/><text:tab/><text:tab/><text:tab/>+-- .contactForm input[type="text"],.contactForm input[type="email"]</text:p>
      <text:p text:style-name="P13"><text:tab/><text:tab/><text:tab/>+-- .confirmSendMail</text:p>
      <text:p text:style-name="P13"><text:tab/><text:tab/><text:tab/><text:tab/>+-- .confirmSendMail .ttl</text:p>
      <text:p text:style-name="P13"><text:tab/><text:tab/><text:tab/><text:tab/>+-- .confirmSendMail th, .confirmSendMail td</text:p>
      <text:p text:style-name="P13"><text:tab/><text:tab/><text:tab/><text:tab/>+-- .confirmSendMail th</text:p>
      <text:p text:style-name="P13"><text:tab/><text:tab/><text:tab/><text:tab/>+-- .confirmSendMail ul</text:p>
      <text:p text:style-name="P13"><text:tab/><text:tab/><text:tab/><text:tab/><text:tab/>+-- .confirmSendMail li:before</text:p>
      <text:p text:style-name="P13"><text:tab/><text:tab/><text:tab/><text:tab/>+-- .confirmSendMail .form</text:p>
      <text:p text:style-name="P13"/>
      <text:p text:style-name="P13">㉟スマホ用、お問い合わせページ入力フォーム</text:p>
      <text:p text:style-name="P13"><text:tab/>.contactForm dl</text:p>
      <text:p text:style-name="P13"><text:tab/><text:tab/>+-- .contactForm dt</text:p>
      <text:p text:style-name="P13"><text:tab/><text:tab/>+-- .contactForm dd</text:p>
      <text:p text:style-name="P13"><text:tab/><text:tab/><text:tab/>+-- .contactForm .contentTextArea textarea</text:p>
      <text:p text:style-name="P13"><text:tab/><text:tab/><text:tab/>+-- .contactForm input[type="text"]</text:p>
      <text:p text:style-name="P13"><text:tab/><text:tab/><text:tab/>+-- .contactForm input[type="email"]</text:p>
      <text:p text:style-name="P13"><text:tab/><text:tab/><text:tab/>+-- .confirmSendMail</text:p>
      <text:p text:style-name="P13"/>
      <text:p text:style-name="P13">㊱体験レッスンページ、コース案内テーブル</text:p>
      <text:p text:style-name="P13"><text:tab/>.specialGuide</text:p>
      <text:p text:style-name="P13"><text:tab/><text:tab/>+-- .specialGuide th</text:p>
      <text:p text:style-name="P13"><text:tab/><text:tab/>+-- .specialGuide td</text:p>
      <text:p text:style-name="P13"/>
      <text:p text:style-name="P13">㊲体験レッスンページ、カレンダー</text:p>
      <text:p text:style-name="P13"><text:tab/>.calendar</text:p>
      <text:p text:style-name="P13"><text:tab/><text:tab/>+-- .calendar &gt; div</text:p>
      <text:p text:style-name="P13"><text:tab/><text:tab/><text:tab/>+-- .calendar &gt; div <text:s/>&gt; div</text:p>
      <text:p text:style-name="P13"><text:tab/><text:tab/><text:tab/><text:tab/>+-- .calendar .ui-datepicker td a</text:p>
      <text:p text:style-name="P13"/>
      <text:p text:style-name="P13">㊳体験レッスンページ、ギャラリー</text:p>
      <text:p text:style-name="P13"><text:tab/>.experienceGallery</text:p>
      <text:p text:style-name="P13"><text:tab/><text:tab/>+-- .experienceGallery &gt; div</text:p>
      <text:p text:style-name="P13"><text:tab/><text:tab/>+-- .experienceGallery img</text:p>
      <text:p text:style-name="P13"><text:tab/><text:tab/>+-- .experienceGallery p</text:p>
      <text:p text:style-name="P13"/>
      <text:p text:style-name="P13">㊲スマホ用、体験レッスンページコース案内テーブル</text:p>
      <text:p text:style-name="P14"><text:tab/><text:span text:style-name="T18">.specialGuide</text:span></text:p>
      <text:p text:style-name="P14"><text:tab/><text:tab/><text:span text:style-name="T18">+-- .specialGuide th, .specialGuide td</text:span></text:p>
      <text:p text:style-name="P14"/>
      <text:p text:style-name="P14">㊳スマホ用、カレンダー</text:p>
      <text:p text:style-name="P14"><text:tab/><text:span text:style-name="T18">.calendar</text:span></text:p>
      <text:p text:style-name="P14"><text:tab/><text:tab/>+-- <text:span text:style-name="T18">.calendar &gt; div</text:span></text:p>
      <text:p text:style-name="P14"/>
      <text:p text:style-name="P14">スマホ用、体験レッスンのギャラリー</text:p>
      <text:p text:style-name="P14"><text:tab/><text:span text:style-name="T18">.experienceGallery</text:span></text:p>
      <text:p text:style-name="P14"><text:tab/><text:tab/>+-- <text:span text:style-name="T18">.experienceGallery img</text:span></text:p>
      <text:p text:style-name="P14"><text:tab/><text:tab/><text:span text:style-name="T18">+-- .experienceConstructs</text:span></text:p>
      <text:p text:style-name="P14"><text:tab/><text:tab/><text:tab/><text:span text:style-name="T18">+-- .experienceGallery &gt; div &gt; div</text:span></text:p>
      <text:p text:style-name="P14"><text:tab/><text:tab/><text:tab/><text:tab/><text:span text:style-name="T18">+-- .experienceGallery &gt; div &gt; div &gt; div</text:span></text:p>
      <text:p text:style-name="P14"/>
      <text:p text:style-name="P14">㊴体験レッスンページ、ダイアログ</text:p>
      <text:p text:style-name="P14"><text:tab/><text:tab/><text:span text:style-name="T18">+-- .specialReservedDialog</text:span></text:p>
      <text:p text:style-name="P14"><text:tab/><text:tab/><text:tab/></text:p>
      <text:p text:style-name="P14"><text:soft-page-break/><text:tab/><text:tab/><text:span text:style-name="T18">+-- .reservedSummary</text:span></text:p>
      <text:p text:style-name="P14"><text:tab/><text:tab/><text:span text:style-name="T18">+-- .specialReservedDialog table th</text:span></text:p>
      <text:p text:style-name="P14"><text:tab/><text:tab/><text:span text:style-name="T18">+-- .specialRadioButtonConstruct</text:span></text:p>
      <text:p text:style-name="P14"><text:tab/><text:tab/><text:tab/><text:span text:style-name="T18">+-- .specialRadioButtonConstruct tr td:nth-child(2n+0)</text:span></text:p>
      <text:p text:style-name="P14"><text:tab/><text:tab/><text:tab/><text:span text:style-name="T18">+-- .specialRadioButtonConstruct tr td:nth-child(2n+1)</text:span></text:p>
      <text:p text:style-name="P14"><text:tab/><text:tab/><text:tab/><text:span text:style-name="T18">+-- .specialRadioButtonConstruct th</text:span></text:p>
      <text:p text:style-name="P14"><text:tab/><text:tab/><text:tab/><text:tab/>+--<text:span text:style-name="T18">.preserved2RadioButtonWrap, .fresh2RadioButtonWrap</text:span></text:p>
      <text:p text:style-name="P14"><text:tab/><text:tab/><text:tab/><text:span text:style-name="T18">+-- .radioButtonSpecialConstruct tr td:nth-child(even), .radioButtonSpecialSchedule tr td:nth-child(even), .radioButtonSpecialConstruct tr td input, .radioButtonSpecialSchedule tr td input </text:span></text:p>
      <text:p text:style-name="P14"><text:tab/><text:tab/><text:tab/><text:tab/><text:span text:style-name="T18">+-- .radioButtonSpecialConstruct tr td</text:span></text:p>
      <text:p text:style-name="P14"><text:tab/><text:tab/><text:tab/><text:tab/><text:span text:style-name="T18">+-- .radioButtonSpecialConstruct tr td, .radioButtonSpecialSchedule tr td</text:span></text:p>
      <text:p text:style-name="P14"><text:tab/><text:tab/><text:span text:style-name="T18">+-- .radioButtonSpecialSchedule</text:span></text:p>
      <text:p text:style-name="P14"><text:tab/><text:tab/><text:tab/><text:tab/><text:span text:style-name="T18">+-- .radioButtonSpecialSchedule th</text:span></text:p>
      <text:p text:style-name="P14"><text:tab/><text:tab/><text:tab/><text:tab/><text:tab/><text:span text:style-name="T18">+-- .radioButtonSpecialSchedule tr td:nth-child(2n+0)</text:span></text:p>
      <text:p text:style-name="P14"><text:tab/><text:tab/><text:tab/><text:tab/><text:tab/><text:span text:style-name="T18">+-- .radioButtonSpecialSchedule tr td:nth-child(2n+1)</text:span></text:p>
      <text:p text:style-name="P14"><text:tab/><text:tab/><text:span text:style-name="T18">+-- .subInfo</text:span></text:p>
      <text:p text:style-name="P14"><text:tab/><text:tab/><text:tab/><text:span text:style-name="T18">+-- .personTextbox </text:span></text:p>
      <text:p text:style-name="P14"><text:tab/><text:tab/><text:tab/><text:span text:style-name="T18">+-- .buttonTopText</text:span></text:p>
      <text:p text:style-name="P14"><text:tab/><text:tab/><text:tab/><text:span text:style-name="T18">+-- .dialogContentHead</text:span></text:p>
      <text:p text:style-name="P14"><text:tab/><text:tab/><text:tab/><text:span text:style-name="T18">+-- .canDayAll, .weekOfDay, .canWeekAll, .monthOfWeek, .textboxLabel</text:span></text:p>
      <text:p text:style-name="P14"><text:tab/><text:tab/><text:tab/><text:tab/><text:span text:style-name="T18">+-- .canDayAll label</text:span></text:p>
      <text:p text:style-name="P14"><text:tab/><text:tab/><text:tab/><text:span text:style-name="T18">+-- .canWeekAll</text:span></text:p>
      <text:p text:style-name="P14"><text:tab/><text:tab/><text:tab/><text:tab/><text:span text:style-name="T18">+-- .canWeekAll label</text:span></text:p>
      <text:p text:style-name="P14"><text:tab/><text:tab/><text:tab/><text:tab/><text:tab/><text:span text:style-name="T18">+-- .weekOfDay label input</text:span></text:p>
      <text:p text:style-name="P14"><text:tab/><text:tab/><text:tab/><text:tab/><text:tab/><text:span text:style-name="T18">+-- .monthOfWeek label input</text:span></text:p>
      <text:p text:style-name="P14"><text:tab/><text:tab/><text:tab/><text:span text:style-name="T18">+-- .weekOfDay, .monthOfWeek</text:span></text:p>
      <text:p text:style-name="P14"><text:tab/><text:tab/><text:span text:style-name="T18">+-- .reservedSummary, .radioButtonSpecialConstruct, .radioButtonSpecialSchedule, .subInfo</text:span></text:p>
      <text:p text:style-name="P14"><text:tab/><text:tab/><text:span text:style-name="T18">+-- .radioButtonSpecialConstruct, .radioButtonSpecialSchedule, .subInfo,.personInformation </text:span></text:p>
      <text:p text:style-name="P14"/>
      <text:p text:style-name="P14"/>
      <text:p text:style-name="P14">㊵体験レッスンページ、確認ダイアログ</text:p>
      <text:p text:style-name="P14"><text:tab/><text:span text:style-name="T18">.specialReservedConfirmDialog</text:span></text:p>
      <text:p text:style-name="P14"><text:tab/><text:tab/>+-- <text:span text:style-name="T18">.specialConfirmSummary tr td:nth-child(1)</text:span></text:p>
      <text:p text:style-name="P14"><text:tab/><text:tab/><text:span text:style-name="T18">+-- .specialConfirmSummary tr td:nth-child(2)</text:span></text:p>
      <text:p text:style-name="P14"><text:tab/><text:tab/><text:span text:style-name="T18">+-- .specialReservedConfirmDialog button</text:span></text:p>
      <text:p text:style-name="P14"><text:tab/><text:tab/><text:span text:style-name="T18">+-- .confirmNotice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Menlo" svg:font-family="Menlo, monospace"/>
    <style:font-face style:name="arial" svg:font-family="arial, sans-serif"/>
    <style:font-face style:name="Monaco" svg:font-family="Monaco" style:font-adornments="標準" style:font-pitch="variable"/>
    <style:font-face style:name="メイリオ1" svg:font-family="メイリオ" style:font-adornments="標準" style:font-pitch="variable"/>
    <style:font-face style:name="メイリオ" svg:font-family="メイリオ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メイリオ1" fo:font-family="メイリオ" style:font-style-name="標準" style:font-pitch="variable" fo:font-size="9pt" style:font-name-asian="メイリオ1" style:font-family-asian="メイリオ" style:font-style-name-asian="標準" style:font-pitch-asian="variable" style:font-size-asian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9:19:42.857000000</meta:creation-date>
    <dc:date>2015-05-01T12:00:16.545369000</dc:date>
    <meta:editing-duration>PT3H30M</meta:editing-duration>
    <meta:editing-cycles>20</meta:editing-cycles>
    <meta:generator>LibreOffice/4.3.2.2$MacOSX_X86_64 LibreOffice_project/edfb5295ba211bd31ad47d0bad0118690f76407d</meta:generator>
    <meta:document-statistic meta:table-count="0" meta:image-count="0" meta:object-count="0" meta:page-count="5" meta:paragraph-count="268" meta:word-count="1299" meta:character-count="6897" meta:non-whitespace-character-count="5970"/>
  </office:meta>
</office:document-meta>
</file>